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6" style:parent-style-name="Normal" style:family="paragraph">
      <style:text-properties style:font-name="Arial" style:font-name-complex="Arial" fo:font-size="12pt" style:font-size-asian="12pt" style:font-size-complex="12pt"/>
    </style:style>
    <style:style style:name="T7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3" style:parent-style-name="Normal" style:family="paragraph">
      <style:text-properties style:font-name="Arial" style:font-name-complex="Arial" fo:font-size="12pt" style:font-size-asian="12pt" style:font-size-complex="12pt"/>
    </style:style>
    <style:style style:name="T14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7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0" style:parent-style-name="Normal" style:family="paragraph">
      <style:text-properties style:font-name="Arial" style:font-name-complex="Arial" fo:font-size="12pt" style:font-size-asian="12pt" style:font-size-complex="12pt"/>
    </style:style>
    <style:style style:name="T21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4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7" style:parent-style-name="Normal" style:family="paragraph">
      <style:text-properties style:font-name="Arial" style:font-name-complex="Arial" fo:font-size="12pt" style:font-size-asian="12pt" style:font-size-complex="12pt"/>
    </style:style>
    <style:style style:name="T28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1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4" style:parent-style-name="Normal" style:family="paragraph">
      <style:text-properties style:font-name="Arial" style:font-name-complex="Arial" fo:font-size="12pt" style:font-size-asian="12pt" style:font-size-complex="12pt"/>
    </style:style>
    <style:style style:name="T35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8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1" style:parent-style-name="Normal" style:family="paragraph">
      <style:text-properties style:font-name="Arial" style:font-name-complex="Arial" fo:font-size="12pt" style:font-size-asian="12pt" style:font-size-complex="12pt"/>
    </style:style>
    <style:style style:name="T42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5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0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3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6" style:parent-style-name="Normal" style:family="paragraph">
      <style:text-properties style:font-name="Arial" style:font-name-complex="Arial" fo:font-size="12pt" style:font-size-asian="12pt" style:font-size-complex="12pt"/>
    </style:style>
    <style:style style:name="T57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0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63" style:parent-style-name="Normal" style:family="paragraph">
      <style:text-properties style:font-name="Arial" style:font-name-complex="Arial" fo:font-size="12pt" style:font-size-asian="12pt" style:font-size-complex="12pt"/>
    </style:style>
    <style:style style:name="T64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7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9" style:parent-style-name="DefaultParagraphFont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<text:span text:style-name="T2">Q:</text:span><text:span text:style-name="T3"><text:s/>Quanto tempo já trabalha como motorista UBER?</text:span></text:p>
      <text:p text:style-name="Normal"><text:span text:style-name="T4">R:</text:span><text:span text:style-name="T5"><text:s/>1 ano e 6 meses.</text:span></text:p>
      <text:p text:style-name="P6"/>
      <text:p text:style-name="Normal"><text:span text:style-name="T7">Q:</text:span><text:span text:style-name="T8"><text:s/></text:span><text:span text:style-name="T9">Quais são as obrigações que o motorista UBER precisar ter?</text:span></text:p>
      <text:p text:style-name="Normal"><text:span text:style-name="T10">R:</text:span><text:span text:style-name="T11"><text:s/></text:span><text:span text:style-name="T12">ficha limpa, CNH com a observação de que exerce atividade remunerada, dirigir seguindo as leis de trânsito.</text:span></text:p>
      <text:p text:style-name="P13"/>
      <text:p text:style-name="Normal"><text:span text:style-name="T14">Q:</text:span><text:span text:style-name="T15"><text:s/></text:span><text:span text:style-name="T16">Quais são as obrigações que o carro do motorista UBER precisar ter?</text:span></text:p>
      <text:p text:style-name="Normal"><text:span text:style-name="T17">R:</text:span><text:span text:style-name="T18"><text:s/></text:span><text:span text:style-name="T19">Carro com menos de cinco anos de uso, quatro portas, ar condicionado.</text:span></text:p>
      <text:p text:style-name="P20"/>
      <text:p text:style-name="Normal"><text:span text:style-name="T21">Q:</text:span><text:span text:style-name="T22"><text:s/></text:span><text:span text:style-name="T23">Como é ser motorista UBER?</text:span></text:p>
      <text:p text:style-name="Normal"><text:span text:style-name="T24">R:</text:span><text:span text:style-name="T25"><text:s/></text:span><text:span text:style-name="T26">Nós horários de pico estressante. Na madrugada uma aventura, muitas histórias e sempre tem surpresas.</text:span></text:p>
      <text:p text:style-name="P27"/>
      <text:p text:style-name="Normal"><text:span text:style-name="T28">Q:</text:span><text:span text:style-name="T29"><text:s/></text:span><text:span text:style-name="T30">Como funciona o aplicativo?</text:span></text:p>
      <text:p text:style-name="Normal"><text:span text:style-name="T31">R:</text:span><text:span text:style-name="T32"><text:s/></text:span><text:span text:style-name="T33">Simples: você fica on LINE e começa a trabalhar. Agora precisa de confirmar a identidade tirando uma selfie. Isso é bom para segurança dos passageiros.</text:span></text:p>
      <text:p text:style-name="P34"/>
      <text:p text:style-name="Normal"><text:span text:style-name="T35">Q:</text:span><text:span text:style-name="T36"><text:s/></text:span><text:span text:style-name="T37">Você teve dificuldades na utilização do aplicativo?</text:span></text:p>
      <text:p text:style-name="Normal"><text:span text:style-name="T38">R:</text:span><text:span text:style-name="T39"><text:s/></text:span><text:span text:style-name="T40">Estou tendo com a nova atualização. Não consigo fazer a mulher parar de falar a rota, é horrível.</text:span></text:p>
      <text:p text:style-name="P41"/>
      <text:p text:style-name="Normal"><text:span text:style-name="T42">Q:</text:span><text:span text:style-name="T43"><text:s/></text:span><text:span text:style-name="T44">Você acha que falta alguma funcionalidade do aplicativo? Se sim, qual? <text:s/>O que você mudaria no aplicativo?</text:span></text:p>
      <text:p text:style-name="Normal"><text:span text:style-name="T45">R:</text:span><text:span text:style-name="T46"><text:s/></text:span><text:span text:style-name="T47">O app poderia disponibilizar mais vezes a função de destino, pelo menos 4x ao dia. A foto do passageiro poderia aparecer para o motorista.</text:span><text:span text:style-name="T48"><text:s/>E o</text:span><text:span text:style-name="T49">s ganhos deveriam ser mais justos.</text:span></text:p>
      <text:p text:style-name="Normal"><text:span text:style-name="T50">Q:</text:span><text:span text:style-name="T51"><text:s/></text:span><text:span text:style-name="T52">Como funciona o comportamento do motorista em trabalho?</text:span></text:p>
      <text:p text:style-name="Normal"><text:span text:style-name="T53">R:</text:span><text:span text:style-name="T54"><text:s/></text:span><text:span text:style-name="T55">Com respeito e cordialidade.</text:span></text:p>
      <text:p text:style-name="P56"/>
      <text:p text:style-name="Normal"><text:span text:style-name="T57">Q:</text:span><text:span text:style-name="T58"><text:s/></text:span><text:span text:style-name="T59">Nesse período de tempo que melhorias o aplicativo apresentou que realmente foi útil?</text:span></text:p>
      <text:p text:style-name="Normal"><text:span text:style-name="T60">R:</text:span><text:span text:style-name="T61"><text:s/></text:span><text:span text:style-name="T62">A navegação melhorou bastante mas ainda falta muita coisa.</text:span></text:p>
      <text:p text:style-name="P63"/>
      <text:soft-page-break/>
      <text:p text:style-name="Normal"><text:span text:style-name="T64">Q:</text:span><text:span text:style-name="T65"><text:s/></text:span><text:span text:style-name="T66">Quais problemas você já teve com passageiros e em que o aplicativo/UBER poderia fazer para solucionar?</text:span></text:p>
      <text:p text:style-name="Normal"><text:span text:style-name="T67">R:</text:span><text:span text:style-name="T68"><text:s/></text:span><text:span text:style-name="T69">Sempre há passageiros folgados que fazem os motoristas ficarem esperando e isso é um problema pq parado o motorista não ganha nada. E fica uma situação difícil para o motorista falar isso com os passageiros. O Uber poderia fazer algo nesse sentid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ão Vítor</meta:initial-creator>
    <dc:creator>word</dc:creator>
    <meta:creation-date>2018-09-12T10:41:00Z</meta:creation-date>
    <dc:date>2018-09-12T10:41:00Z</dc:date>
    <meta:template xlink:href="Normal" xlink:type="simple"/>
    <meta:editing-cycles>2</meta:editing-cycles>
    <meta:editing-duration>PT0S</meta:editing-duration>
    <meta:document-statistic meta:page-count="3" meta:paragraph-count="3" meta:word-count="262" meta:character-count="1756" meta:row-count="12" meta:non-whitespace-character-count="1497"/>
  </office:meta>
</office:document-meta>
</file>